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24a7b3" officeooo:paragraph-rsid="0024a7b3"/>
    </style:style>
    <style:style style:name="P2" style:family="paragraph" style:parent-style-name="Standard">
      <style:text-properties fo:font-size="16pt" style:text-underline-style="none" fo:font-weight="normal" officeooo:rsid="001cd2ce" officeooo:paragraph-rsid="001cd2ce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style:text-underline-style="none" fo:font-weight="bold" officeooo:rsid="0021688e" officeooo:paragraph-rsid="0021688e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1cd2ce" officeooo:paragraph-rsid="001cd2ce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20pt" style:text-underline-style="none" fo:font-weight="bold" officeooo:rsid="001b4622" officeooo:paragraph-rsid="001b4622" style:font-size-asian="20pt" style:font-weight-asian="bold" style:font-size-complex="20pt" style:font-weight-complex="bold"/>
    </style:style>
    <style:style style:name="P6" style:family="paragraph" style:parent-style-name="Standard">
      <style:text-properties officeooo:paragraph-rsid="0021688e"/>
    </style:style>
    <style:style style:name="P7" style:family="paragraph" style:parent-style-name="Standard">
      <style:text-properties fo:font-size="14pt" style:text-underline-style="none" fo:font-weight="normal" officeooo:rsid="001cd2ce" officeooo:paragraph-rsid="001cd2ce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officeooo:paragraph-rsid="0022bfd8" style:font-size-asian="14pt" style:font-size-complex="14pt"/>
    </style:style>
    <style:style style:name="P9" style:family="paragraph" style:parent-style-name="Standard">
      <style:text-properties fo:font-size="16pt" style:text-underline-style="none" fo:font-weight="bold" officeooo:rsid="0021688e" officeooo:paragraph-rsid="0022bfd8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none" fo:font-weight="normal" officeooo:rsid="0020d76b" officeooo:paragraph-rsid="0020d76b" style:font-size-asian="14pt" style:font-weight-asian="normal" style:font-size-complex="16pt" style:font-weight-complex="normal"/>
    </style:style>
    <style:style style:name="P11" style:family="paragraph" style:parent-style-name="Standard" style:list-style-name="L1">
      <style:text-properties fo:font-size="14pt" style:text-underline-style="none" fo:font-weight="normal" officeooo:rsid="0022bfd8" officeooo:paragraph-rsid="0022bfd8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text-properties fo:font-size="14pt" style:text-underline-style="none" fo:font-weight="normal" officeooo:rsid="001cd2ce" officeooo:paragraph-rsid="001cd2ce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text-properties fo:font-size="14pt" style:text-underline-style="none" fo:font-weight="normal" officeooo:rsid="001cd2ce" officeooo:paragraph-rsid="001cd2ce" style:font-size-asian="14pt" style:font-weight-asian="normal" style:font-size-complex="14pt" style:font-weight-complex="normal"/>
    </style:style>
    <style:style style:name="P14" style:family="paragraph" style:parent-style-name="Standard" style:list-style-name="L4">
      <style:text-properties fo:font-size="14pt" style:text-underline-style="none" fo:font-weight="normal" officeooo:rsid="001cd2ce" officeooo:paragraph-rsid="001cd2ce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text-properties fo:font-size="14pt" style:text-underline-style="none" fo:font-weight="normal" officeooo:rsid="001d1339" officeooo:paragraph-rsid="001d1339" style:font-size-asian="14pt" style:font-weight-asian="normal" style:font-size-complex="14pt" style:font-weight-complex="normal"/>
    </style:style>
    <style:style style:name="P16" style:family="paragraph" style:parent-style-name="Standard" style:list-style-name="L4">
      <style:text-properties fo:font-size="14pt" style:text-underline-style="none" fo:font-weight="normal" officeooo:rsid="0020d76b" officeooo:paragraph-rsid="0020d76b" style:font-size-asian="14pt" style:font-weight-asian="normal" style:font-size-complex="14pt" style:font-weight-complex="normal"/>
    </style:style>
    <style:style style:name="P17" style:family="paragraph" style:parent-style-name="Standard" style:list-style-name="L4">
      <style:text-properties fo:font-size="14pt" officeooo:paragraph-rsid="001de366" style:font-size-asian="14pt" style:font-size-complex="14pt"/>
    </style:style>
    <style:style style:name="P18" style:family="paragraph" style:parent-style-name="Standard" style:list-style-name="L4">
      <style:text-properties officeooo:paragraph-rsid="001cd2ce"/>
    </style:style>
    <style:style style:name="T1" style:family="text">
      <style:text-properties fo:font-size="16pt" style:text-underline-style="none" fo:font-weight="normal" officeooo:rsid="0021688e" style:font-size-asian="14pt" style:font-weight-asian="normal" style:font-size-complex="16pt" style:font-weight-complex="normal"/>
    </style:style>
    <style:style style:name="T2" style:family="text">
      <style:text-properties fo:color="#000000" fo:font-size="14pt" style:text-underline-style="none" style:font-size-asian="14pt" style:font-size-complex="14pt"/>
    </style:style>
    <style:style style:name="T3" style:family="text">
      <style:text-properties officeooo:rsid="001e73fd"/>
    </style:style>
    <style:style style:name="T4" style:family="text">
      <style:text-properties style:text-underline-style="none" fo:font-weight="normal" officeooo:rsid="001d1339" style:font-weight-asian="normal" style:font-weight-complex="normal"/>
    </style:style>
    <style:style style:name="T5" style:family="text">
      <style:text-properties style:text-underline-style="none" fo:font-weight="normal" officeooo:rsid="001de366" style:font-weight-asian="normal" style:font-weight-complex="normal"/>
    </style:style>
    <style:style style:name="T6" style:family="text">
      <style:text-properties style:text-underline-style="none" fo:font-weight="normal" officeooo:rsid="0020d76b" style:font-weight-asian="normal" style:font-weight-complex="normal"/>
    </style:style>
    <style:style style:name="T7" style:family="text">
      <style:text-properties style:text-underline-style="none" fo:font-weight="normal" officeooo:rsid="0022bfd8" style:font-weight-asian="normal" style:font-weight-complex="normal"/>
    </style:style>
    <style:style style:name="T8" style:family="text">
      <style:text-properties style:text-underline-style="none" fo:font-weight="bold" officeooo:rsid="0021688e" style:font-weight-asian="bold" style:font-weight-complex="bold"/>
    </style:style>
    <style:style style:name="T9" style:family="text">
      <style:text-properties fo:font-variant="normal" fo:text-transform="none" fo:color="#000000" style:font-name="sans-serif" fo:font-size="10.5pt" fo:letter-spacing="normal" fo:font-style="normal" fo:font-weight="normal" officeooo:rsid="0021688e"/>
    </style:style>
    <style:style style:name="T10" style:family="text">
      <style:text-properties fo:font-variant="normal" fo:text-transform="none" fo:color="#000000" style:font-name="sans-serif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000000" style:font-name="sans-serif" fo:font-size="11pt" fo:letter-spacing="normal" fo:font-style="normal" fo:font-weight="bold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sans-serif" fo:font-size="11pt" fo:letter-spacing="normal" fo:font-style="normal" style:text-underline-style="none" fo:font-weight="normal" style:text-blinking="false" style:font-size-asian="11pt" style:font-size-complex="11pt"/>
    </style:style>
    <style:style style:name="T13" style:family="text">
      <style:text-properties fo:font-variant="normal" fo:text-transform="none" fo:color="#000000" fo:font-size="11pt" fo:letter-spacing="normal" style:font-size-asian="11pt" style:font-size-complex="11pt"/>
    </style:style>
    <style:style style:name="T14" style:family="text">
      <style:text-properties fo:font-size="11pt" style:text-underline-style="none" fo:font-weight="normal" officeooo:rsid="0021688e" style:font-size-asian="11pt" style:font-weight-asian="normal" style:font-size-complex="11pt" style:font-weight-complex="normal"/>
    </style:style>
    <style:style style:name="T15" style:family="text">
      <style:text-properties fo:font-size="14pt" style:text-underline-style="none" fo:font-weight="normal" officeooo:rsid="001cd2ce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1d1339" style:font-size-asian="14pt" style:font-weight-asian="normal" style:font-size-complex="14pt" style:font-weight-complex="normal"/>
    </style:style>
    <style:style style:name="T17" style:family="text">
      <style:text-properties officeooo:rsid="002404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3D Drucker und ihre Auswirkung auf unseren Alltag</text:p>
      <text:p text:style-name="P5"/>
      <text:p text:style-name="P3">Beschreibung eines 3D-Drucker:</text:p>
      <text:p text:style-name="P6"><text:span text:style-name="T1"><text:tab/></text:span><text:span text:style-name="T14">„</text:span><text:span text:style-name="T10">Beim </text:span><text:span text:style-name="T11">3D-Druck</text:span><text:span text:style-name="T13"> </text:span><text:span text:style-name="T10">werden </text:span><text:span text:style-name="T12">dreidimensionale</text:span><text:span text:style-name="T13"> </text:span><text:span text:style-name="T12">Werkstücke</text:span><text:span text:style-name="T13"> </text:span><text:span text:style-name="T10">schichtweise aufgebaut. Der Aufbau erfolgt computergesteuert aus einem oder mehreren flüssigen oder festen </text:span><text:span text:style-name="T12">Werkstoffen</text:span><text:span text:style-name="T13"> </text:span><text:span text:style-name="T10">nach vorgegebenen Maßen und Formen (</text:span><text:a xlink:type="simple" xlink:href="https://de.wikipedia.org/wiki/CAD"><text:span text:style-name="T12">CAD</text:span></text:a><text:span text:style-name="T10">). Beim Aufbau finden</text:span><text:span text:style-name="T12">physikalische</text:span><text:span text:style-name="T13"> </text:span><text:span text:style-name="T10">oder </text:span><text:span text:style-name="T12">chemische</text:span><text:span text:style-name="T13"> </text:span><text:span text:style-name="T10">Härtungs- oder </text:span><text:span text:style-name="T12">Schmelzprozesse</text:span><text:span text:style-name="T13"> </text:span><text:span text:style-name="T10">statt. Typische Werkstoffe für das 3D-Drucken sind</text:span><text:span text:style-name="T12">Kunststoffe</text:span><text:span text:style-name="T10">, </text:span><text:span text:style-name="T12">Kunstharze</text:span><text:span text:style-name="T10">, </text:span><text:span text:style-name="T12">Keramiken</text:span><text:span text:style-name="T13"> </text:span><text:span text:style-name="T10">und </text:span><text:span text:style-name="T12">Metalle</text:span><text:span text:style-name="T10">. 3D-Drucker werden in der Industrie und der Forschung eingesetzt. Daneben gibt es Anwendungen im Heim- und Unterhaltungsbereich sowie in der Kunst.“ </text:span><text:span text:style-name="T9">(https://de.wikipedia.org/wiki/3D-Druck)</text:span></text:p>
      <text:p text:style-name="P5"/>
      <text:p text:style-name="P9">Vor- und Nachteile des 3D-Druck:</text:p>
      <text:p text:style-name="P8"><text:span text:style-name="T8"><text:tab/></text:span><text:span text:style-name="T7">+ Schnelle und kostengünstige Produktion von Einzelteilen/Prototypen</text:span></text:p>
      <text:list xml:id="list2725617395426479576" text:style-name="L1">
        <text:list-header>
          <text:p text:style-name="P11">+ Kann sofort jegliche Modelle drucken. (Individualanfertigungen ganz leicht möglich)</text:p>
          <text:p text:style-name="P11">+ Komplexe Strukturen sind leicht zu drucken</text:p>
          <text:p text:style-name="P11">- Langsam und teuer im Vergleich zur Serienproduktion</text:p>
        </text:list-header>
      </text:list>
      <text:p text:style-name="P5"/>
      <text:p text:style-name="P4">Infos zum <text:span text:style-name="T3">Musterstück</text:span>:</text:p>
      <text:list xml:id="list8146538829733904276" text:style-name="L2">
        <text:list-item>
          <text:p text:style-name="P12">Material: PLA (Kunststoff)</text:p>
        </text:list-item>
        <text:list-item>
          <text:p text:style-name="P12">Druckdauer: ca. 1. Stunde</text:p>
        </text:list-item>
        <text:list-item>
          <text:p text:style-name="P12">Kosten: 0.15€</text:p>
        </text:list-item>
      </text:list>
      <text:p text:style-name="P7"/>
      <text:p text:style-name="P4">Infos über den gezeigten Drucker:</text:p>
      <text:list xml:id="list2845213248865500034" text:style-name="L3">
        <text:list-item>
          <text:p text:style-name="P13">Name: RepRap Prusa i3</text:p>
        </text:list-item>
        <text:list-item>
          <text:p text:style-name="P13">Kosten: 370€ </text:p>
        </text:list-item>
        <text:list-item>
          <text:p text:style-name="P13">Präzision: 0.1mm</text:p>
        </text:list-item>
        <text:list-item>
          <text:p text:style-name="P13">Maximale Baugröße: 20x20x20 cm</text:p>
        </text:list-item>
      </text:list>
      <text:p text:style-name="P2"/>
      <text:p text:style-name="P4">Links zu relevanten Seiten:</text:p>
      <text:list xml:id="list4226382369267348594" text:style-name="L4">
        <text:list-item>
          <text:p text:style-name="P14"><text:span text:style-name="T3">Selsbtbau-Drucker (wie gezeigt): <text:tab/></text:span>RepRap.com</text:p>
        </text:list-item>
        <text:list-item>
          <text:p text:style-name="P18"><text:span text:style-name="T15">Adidas</text:span><text:span text:style-name="T16">'</text:span><text:span text:style-name="T15"> „Futurecraft 3D“:<text:tab/><text:tab/></text:span><text:a xlink:type="simple" xlink:href="http://goo.gl/DrS9k2"><text:span text:style-name="T2">http://goo.gl/DrS9k2</text:span></text:a></text:p>
        </text:list-item>
        <text:list-item>
          <text:p text:style-name="P15">NASA's Weltraumdrucker: <text:tab/><text:tab/>https://goo.gl/FALkgG</text:p>
        </text:list-item>
        <text:list-item>
          <text:p text:style-name="P15">Airbus u. Rolls Royce:<text:tab/><text:tab/><text:tab/><text:span text:style-name="T17">http</text:span>://goo.gl/4ZcKlT<text:line-break/><text:tab/><text:tab/><text:tab/><text:tab/><text:tab/><text:tab/>http://goo.gl/0Ed8lV</text:p>
        </text:list-item>
        <text:list-item>
          <text:p text:style-name="P17"><text:span text:style-name="T4">O</text:span><text:span text:style-name="T5">rganovo (Biodrucker):<text:tab/><text:tab/><text:tab/>http://goo.gl/7gjoH</text:span><text:span text:style-name="T6">D</text:span></text:p>
        </text:list-item>
        <text:list-item>
          <text:p text:style-name="P16">3D-Teile auf Bestellung:<text:tab/><text:tab/><text:tab/>http://www.3dhubs.com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4a7b3" officeooo:paragraph-rsid="0024a7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sin </meta:initial-creator>
    <meta:creation-date>2016-04-24T19:19:08.883036674</meta:creation-date>
    <dc:date>2016-04-24T21:37:57.461052166</dc:date>
    <dc:creator>Xasin </dc:creator>
    <meta:editing-duration>PT59M47S</meta:editing-duration>
    <meta:editing-cycles>13</meta:editing-cycles>
    <meta:generator>LibreOffice/4.2.8.2$Linux_X86_64 LibreOffice_project/420m0$Build-2</meta:generator>
    <meta:printed-by>Xasin </meta:printed-by>
    <meta:print-date>2016-04-24T21:29:24.935962511</meta:print-date>
    <meta:document-statistic meta:table-count="0" meta:image-count="0" meta:object-count="0" meta:page-count="1" meta:paragraph-count="24" meta:word-count="187" meta:character-count="1483" meta:non-whitespace-character-count="1317"/>
  </office:meta>
</office:document-meta>
</file>